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A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ElementImpl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ElementImpl.setTitl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ElementImpl.setXmlLang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ElementImpl.get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ElementImpl.getXml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ElementImpl.setHref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ElementImpl.WMLA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